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PreformattedText" style:family="paragraph">
      <style:text-properties fo:font-size="12pt" style:font-size-asian="12pt" style:font-size-complex="12pt"/>
    </style:style>
    <style:style style:name="P4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PreformattedText" style:family="paragraph">
      <style:paragraph-properties fo:text-indent="0.4923in"/>
    </style:style>
    <style:style style:name="P13" style:parent-style-name="PreformattedText" style:family="paragraph">
      <style:paragraph-properties fo:text-indent="0.4923in"/>
    </style:style>
    <style:style style:name="P14" style:parent-style-name="PreformattedText" style:family="paragraph">
      <style:paragraph-properties fo:text-indent="0.4923in"/>
    </style:style>
    <style:style style:name="P1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PreformattedText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PreformattedText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PreformattedText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PreformattedText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PreformattedText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PreformattedText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font-size="11pt" style:font-size-asian="11pt" style:font-size-complex="11pt"/>
    </style:style>
    <style:style style:name="T2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T28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Fuentedepárrafopredeter." style:family="text">
      <style:text-properties fo:font-size="11pt" style:font-size-asian="11pt" style:font-size-complex="11pt"/>
    </style:style>
    <style:style style:name="T3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Fuentedepárrafopredeter." style:family="text">
      <style:text-properties fo:font-size="11pt" style:font-size-asian="11pt" style:font-size-complex="11pt"/>
    </style:style>
    <style:style style:name="T3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Fuentedepárrafopredeter." style:family="text">
      <style:text-properties fo:font-size="11pt" style:font-size-asian="11pt" style:font-size-complex="11pt"/>
    </style:style>
    <style:style style:name="T36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Fuentedepárrafopredeter." style:family="text">
      <style:text-properties fo:font-size="11pt" style:font-size-asian="11pt" style:font-size-complex="11pt"/>
    </style:style>
    <style:style style:name="T3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9" style:parent-style-name="Fuentedepárrafopredeter." style:family="text">
      <style:text-properties fo:font-size="11pt" style:font-size-asian="11pt" style:font-size-complex="11pt"/>
    </style:style>
    <style:style style:name="T40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41" style:parent-style-name="Fuentedepárrafopredeter." style:family="text">
      <style:text-properties fo:font-size="11pt" style:font-size-asian="11pt" style:font-size-complex="11pt"/>
    </style:style>
    <style:style style:name="T4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Fuentedepárrafopredeter." style:family="text">
      <style:text-properties fo:font-size="11pt" style:font-size-asian="11pt" style:font-size-complex="11pt"/>
    </style:style>
    <style:style style:name="T44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45" style:parent-style-name="Fuentedepárrafopredeter." style:family="text">
      <style:text-properties fo:font-size="11pt" style:font-size-asian="11pt" style:font-size-complex="11pt"/>
    </style:style>
    <style:style style:name="T4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7" style:parent-style-name="Fuentedepárrafopredeter." style:family="text">
      <style:text-properties fo:font-size="11pt" style:font-size-asian="11pt" style:font-size-complex="11pt"/>
    </style:style>
    <style:style style:name="T48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49" style:parent-style-name="Fuentedepárrafopredeter." style:family="text">
      <style:text-properties fo:font-size="11pt" style:font-size-asian="11pt" style:font-size-complex="11pt"/>
    </style:style>
    <style:style style:name="T5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Fuentedepárrafopredeter." style:family="text">
      <style:text-properties fo:font-size="11pt" style:font-size-asian="11pt" style:font-size-complex="11pt"/>
    </style:style>
    <style:style style:name="T5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T5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56" style:parent-style-name="Fuentedepárrafopredeter." style:family="text">
      <style:text-properties fo:font-size="11pt" style:font-size-asian="11pt" style:font-size-complex="11pt"/>
    </style:style>
    <style:style style:name="T5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Fuentedepárrafopredeter." style:family="text">
      <style:text-properties fo:font-size="11pt" style:font-size-asian="11pt" style:font-size-complex="11pt"/>
    </style:style>
    <style:style style:name="T59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60" style:parent-style-name="Fuentedepárrafopredeter." style:family="text">
      <style:text-properties fo:font-size="11pt" style:font-size-asian="11pt" style:font-size-complex="11pt"/>
    </style:style>
    <style:style style:name="T6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Fuentedepárrafopredeter." style:family="text">
      <style:text-properties fo:font-size="11pt" style:font-size-asian="11pt" style:font-size-complex="11pt"/>
    </style:style>
    <style:style style:name="T63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64" style:parent-style-name="Fuentedepárrafopredeter." style:family="text">
      <style:text-properties fo:font-size="11pt" style:font-size-asian="11pt" style:font-size-complex="11pt"/>
    </style:style>
    <style:style style:name="T6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Fuentedepárrafopredeter." style:family="text">
      <style:text-properties fo:font-size="11pt" style:font-size-asian="11pt" style:font-size-complex="11pt"/>
    </style:style>
    <style:style style:name="T67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size="11pt" style:font-size-asian="11pt" style:font-size-complex="11pt"/>
    </style:style>
    <style:style style:name="T7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Fuentedepárrafopredeter." style:family="text">
      <style:text-properties fo:font-size="11pt" style:font-size-asian="11pt" style:font-size-complex="11pt"/>
    </style:style>
    <style:style style:name="T7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7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Fuentedepárrafopredeter." style:family="text">
      <style:text-properties fo:font-size="21pt" style:font-size-asian="21pt" style:font-size-complex="21pt"/>
    </style:style>
    <style:style style:name="T75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76" style:parent-style-name="Fuentedepárrafopredeter." style:family="text">
      <style:text-properties fo:font-size="11pt" style:font-size-asian="11pt" style:font-size-complex="11pt"/>
    </style:style>
    <style:style style:name="T7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80" style:parent-style-name="PreformattedText" style:family="paragraph">
      <style:paragraph-properties fo:margin-left="0.4923in">
        <style:tab-stops/>
      </style:paragraph-properties>
    </style:style>
    <style:style style:name="T81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82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T83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4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5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6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7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8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89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90" style:parent-style-name="PreformattedText" style:family="paragraph">
      <style:paragraph-properties fo:margin-left="0.4923in">
        <style:tab-stops/>
      </style:paragraph-properties>
    </style:style>
    <style:style style:name="T9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Fuentedepárrafopredeter." style:family="text">
      <style:text-properties fo:font-size="11pt" style:font-size-asian="11pt" style:font-size-complex="11pt"/>
    </style:style>
    <style:style style:name="P93" style:parent-style-name="PreformattedText" style:family="paragraph">
      <style:paragraph-properties fo:margin-left="0.4923in">
        <style:tab-stops/>
      </style:paragraph-properties>
    </style:style>
    <style:style style:name="T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P96" style:parent-style-name="PreformattedText" style:family="paragraph">
      <style:paragraph-properties fo:margin-left="0.4923in">
        <style:tab-stops/>
      </style:paragraph-properties>
    </style:style>
    <style:style style:name="T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8" style:parent-style-name="Fuentedepárrafopredeter." style:family="text">
      <style:text-properties fo:font-size="11pt" style:font-size-asian="11pt" style:font-size-complex="11pt"/>
    </style:style>
    <style:style style:name="P99" style:parent-style-name="PreformattedText" style:family="paragraph">
      <style:paragraph-properties fo:margin-left="0.4923in">
        <style:tab-stops/>
      </style:paragraph-properties>
    </style:style>
    <style:style style:name="T1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Fuentedepárrafopredeter." style:family="text">
      <style:text-properties fo:font-size="11pt" style:font-size-asian="11pt" style:font-size-complex="11pt"/>
    </style:style>
    <style:style style:name="P102" style:parent-style-name="PreformattedText" style:family="paragraph">
      <style:paragraph-properties fo:margin-left="0.4923in">
        <style:tab-stops/>
      </style:paragraph-properties>
    </style:style>
    <style:style style:name="T10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04" style:parent-style-name="PreformattedText" style:family="paragraph">
      <style:paragraph-properties fo:margin-left="0.4923in">
        <style:tab-stops/>
      </style:paragraph-properties>
    </style:style>
    <style:style style:name="T10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Fuentedepárrafopredeter." style:family="text">
      <style:text-properties fo:font-size="11pt" style:font-size-asian="11pt" style:font-size-complex="11pt"/>
    </style:style>
    <style:style style:name="P108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109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110" style:parent-style-name="PreformattedText" style:family="paragraph">
      <style:paragraph-properties fo:margin-left="0.4923in">
        <style:tab-stops/>
      </style:paragraph-properties>
    </style:style>
    <style:style style:name="P111" style:parent-style-name="PreformattedText" style:family="paragraph">
      <style:paragraph-properties fo:text-indent="0.4923in"/>
    </style:style>
    <style:style style:name="T11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Fuentedepárrafopredeter." style:family="text">
      <style:text-properties fo:font-size="11pt" style:font-size-asian="11pt" style:font-size-complex="11pt"/>
    </style:style>
    <style:style style:name="P114" style:parent-style-name="PreformattedText" style:family="paragraph">
      <style:paragraph-properties fo:text-indent="0.4923in"/>
    </style:style>
    <style:style style:name="P115" style:parent-style-name="PreformattedText" style:family="paragraph">
      <style:paragraph-properties fo:margin-left="0.4916in">
        <style:tab-stops/>
      </style:paragraph-properties>
    </style:style>
    <style:style style:name="P116" style:parent-style-name="PreformattedText" style:family="paragraph">
      <style:paragraph-properties fo:text-indent="0.4923in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PreformattedText" style:family="paragraph">
      <style:paragraph-properties fo:text-indent="0.4923in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P120" style:parent-style-name="PreformattedText" style:family="paragraph">
      <style:paragraph-properties fo:text-indent="0.4923in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PreformattedText" style:family="paragraph">
      <style:paragraph-properties fo:text-indent="0.4923in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125" style:parent-style-name="PreformattedText" style:family="paragraph">
      <style:paragraph-properties fo:margin-left="0.4923in">
        <style:tab-stops/>
      </style:paragraph-properties>
    </style:style>
    <style:style style:name="P126" style:parent-style-name="PreformattedText" style:family="paragraph">
      <style:paragraph-properties fo:margin-left="0.4923in">
        <style:tab-stops/>
      </style:paragraph-properties>
    </style:style>
    <style:style style:name="P127" style:parent-style-name="PreformattedText" style:family="paragraph">
      <style:paragraph-properties fo:text-indent="0.4923in"/>
    </style:style>
  </office:automatic-styles>
  <office:body>
    <office:text text:use-soft-page-breaks="true">
      <text:p text:style-name="P1">GIT control de versiones sirve para:</text:p>
      <text:p text:style-name="PreformattedText"><text:s/></text:p>
      <text:p text:style-name="PreformattedText">-<text:s/>Registrar cambios realizados en archivos.</text:p>
      <text:p text:style-name="PreformattedText">-<text:s/>Visualizar qué se modificó.</text:p>
      <text:p text:style-name="PreformattedText">-<text:s/>Identificar quién realizó qué cambios.</text:p>
      <text:p text:style-name="PreformattedText">-<text:s/>Registrar cuándo se realizó una<text:s/>modificación.</text:p>
      <text:p text:style-name="PreformattedText">-<text:s/>Volver a versiones<text:s/>anteriores.</text:p>
      <text:p text:style-name="PreformattedText"/>
      <text:p text:style-name="P2">Ventajas</text:p>
      <text:p text:style-name="P3"/>
      <text:p text:style-name="PreformattedText">-<text:s/>Poseer histórico de los proyectos.</text:p>
      <text:p text:style-name="PreformattedText">-<text:s/>Mayor flexibilidad ante modificaciones.</text:p>
      <text:p text:style-name="PreformattedText">-<text:s/>Generar estadísticas.</text:p>
      <text:p text:style-name="PreformattedText">-<text:s/>Facilita el trabajo en equipo.</text:p>
      <text:p text:style-name="PreformattedText">-<text:s/>Facilita administración del proyecto.</text:p>
      <text:p text:style-name="PreformattedText">-<text:s/>Mejora el compromiso del equipo.</text:p>
      <text:p text:style-name="PreformattedText"/>
      <text:p text:style-name="P4">Desventajas</text:p>
      <text:p text:style-name="P5"/>
      <text:p text:style-name="PreformattedText">-Curva de<text:s/>aprendizaje elevada</text:p>
      <text:p text:style-name="PreformattedText"/>
      <text:p text:style-name="PreformattedText"/>
      <text:p text:style-name="P6">SISTEMAS DE CONTROL DE VERSIONES</text:p>
      <text:p text:style-name="PreformattedText"><text:tab/><text:tab/></text:p>
      <text:p text:style-name="P7">Centralizados</text:p>
      <text:p text:style-name="P8"/>
      <text:p text:style-name="PreformattedText">- Único servidor,<text:s/>contiene los archivos versionados</text:p>
      <text:p text:style-name="PreformattedText">- Clientes descargan última versión y cargan archivos en dicho servidor</text:p>
      <text:p text:style-name="PreformattedText">- Se requiere de conexión con el servidor para realizar registros nuevos</text:p>
      <text:p text:style-name="PreformattedText">- Estándar del control de versiones durante muchos años</text:p>
      <text:p text:style-name="PreformattedText">- Ejemplos: SVN, Perforce.</text:p>
      <text:p text:style-name="PreformattedText"><text:span text:style-name="T9">-</text:span><text:span text:style-name="T10"><text:s/></text:span><text:span text:style-name="T11">Desventajas</text:span>:</text:p>
      <text:p text:style-name="P12">- Centralización del Servidor</text:p>
      <text:p text:style-name="P13">- Baja Tolerancia a Fallos</text:p>
      <text:p text:style-name="P14">- Recuperación Compleja</text:p>
      <text:p text:style-name="PreformattedText"/>
      <text:p text:style-name="P15">Distribuidos</text:p>
      <text:p text:style-name="P16"/>
      <text:p text:style-name="PreformattedText">- Los clientes no solo descargan la última<text:s/>copia instantánea de los archivos, sino que se replica completamente el<text:s/><text:s text:c="2"/>repositorio.</text:p>
      <text:p text:style-name="PreformattedText">- Cada clon es realmente una copia completa de todo el repositorio.</text:p>
      <text:p text:style-name="PreformattedText">- Pueden registrarse cambios<text:s/>aun<text:s/>estando sin conexión. Estos cambios, cuando se recupere la conexión, deberán ser enviados al servidor.</text:p>
      <text:p text:style-name="PreformattedText">- Facilita la recuperación y aumenta la tolerancia a fallos.</text:p>
      <text:p text:style-name="PreformattedText">- Si un servidor deja de funcionar, cualquiera de los repositorios disponibles en los clientes puede ser copiado al servidor con el fin de restaurarlo.</text:p>
      <text:p text:style-name="PreformattedText">- Ejemplos: Git, Mercurial</text:p>
      <text:p text:style-name="PreformattedText"/>
      <text:p text:style-name="P17"><text:s/>Repositorios Remotos</text:p>
      <text:p text:style-name="P18"/>
      <text:p text:style-name="PreformattedText">- Versiones de un proyecto que están hospedadas en Internet o en cualquier otra<text:s/>red.</text:p>
      <text:p text:style-name="PreformattedText"/>
      <text:p text:style-name="PreformattedText">- GitHub es el proveedor de alojamiento de repositorios Git más utilizado.</text:p>
      <text:p text:style-name="PreformattedText"/>
      <text:p text:style-name="PreformattedText">- Permite que millones de<text:s/>desarrolladores colaboren en el desarrollo de sus<text:s/>proyectos.</text:p>
      <text:p text:style-name="PreformattedText"/>
      <text:p text:style-name="PreformattedText"/>
      <text:p text:style-name="P19"/>
      <text:p text:style-name="P20"/>
      <text:p text:style-name="P21"/>
      <text:p text:style-name="P22"/>
      <text:p text:style-name="P23"/>
      <text:p text:style-name="P24">RESUMEN DE COMANDOS</text:p>
      <text:p text:style-name="PreformattedText"/>
      <text:p text:style-name="PreformattedText"/>
      <text:p text:style-name="PreformattedText"><text:span text:style-name="T25">-<text:s/></text:span><text:span text:style-name="T26">git init</text:span><text:span text:style-name="T27"><text:s/></text:span><text:span text:style-name="T28">→</text:span><text:s/>Iniciar</text:p>
      <text:p text:style-name="PreformattedText"/>
      <text:p text:style-name="PreformattedText"><text:span text:style-name="T29">-<text:s/></text:span><text:span text:style-name="T30">git clone</text:span><text:span text:style-name="T31"><text:s/></text:span>[url] [dirname]<text:s/><text:span text:style-name="T32">→</text:span><text:s/>obtener repositorios</text:p>
      <text:p text:style-name="PreformattedText"/>
      <text:p text:style-name="PreformattedText"><text:span text:style-name="T33">-<text:s/></text:span><text:span text:style-name="T34">git status</text:span><text:span text:style-name="T35"><text:s/></text:span><text:span text:style-name="T36">→</text:span><text:s/>revisar stado de archivos</text:p>
      <text:p text:style-name="PreformattedText"/>
      <text:p text:style-name="PreformattedText"><text:span text:style-name="T37">-<text:s/></text:span><text:span text:style-name="T38">git add [filename]</text:span><text:span text:style-name="T39"><text:s/></text:span><text:span text:style-name="T40">→</text:span><text:s/>agregar archivos<text:s/>a seguimiento o al área de preparación</text:p>
      <text:p text:style-name="PreformattedText"/>
      <text:p text:style-name="PreformattedText"><text:span text:style-name="T41">-<text:s/></text:span><text:span text:style-name="T42">git commit –m “mensaje”</text:span><text:span text:style-name="T43"><text:s/></text:span><text:span text:style-name="T44">→</text:span><text:s/>confirmar cambios</text:p>
      <text:p text:style-name="PreformattedText"/>
      <text:p text:style-name="PreformattedText"><text:span text:style-name="T45">-<text:s/></text:span><text:span text:style-name="T46">git log</text:span><text:span text:style-name="T47"><text:s/></text:span><text:span text:style-name="T48">→</text:span><text:s/>ver historial de confirmaciones</text:p>
      <text:p text:style-name="PreformattedText"/>
      <text:p text:style-name="PreformattedText"><text:span text:style-name="T49">-<text:s/></text:span><text:span text:style-name="T50">git branch</text:span><text:span text:style-name="T51"><text:s/></text:span><text:span text:style-name="T52">→</text:span><text:s/>lista las ramas locales (y me dice en que rama estoy)</text:p>
      <text:p text:style-name="PreformattedText"/>
      <text:p text:style-name="PreformattedText"><text:span text:style-name="T53">-<text:s/></text:span><text:span text:style-name="T54">git branch &lt;rama&gt;<text:s/></text:span><text:span text:style-name="T55">→</text:span><text:s/>crea una nueva rama</text:p>
      <text:p text:style-name="PreformattedText"/>
      <text:p text:style-name="PreformattedText"><text:span text:style-name="T56">-<text:s/></text:span><text:span text:style-name="T57">git checkout &lt;rama&gt;</text:span><text:span text:style-name="T58"><text:s/></text:span><text:span text:style-name="T59">→</text:span><text:s/>cambia el puntero HEAD a &lt;rama&gt;</text:p>
      <text:p text:style-name="PreformattedText"/>
      <text:p text:style-name="PreformattedText"><text:span text:style-name="T60">-<text:s/></text:span><text:span text:style-name="T61">git checkout -b &lt;rama&gt;</text:span><text:span text:style-name="T62"><text:s/></text:span><text:span text:style-name="T63">→</text:span>genera una &lt;rama&gt; y cambia el puntero HEAD a &lt;rama&gt;</text:p>
      <text:p text:style-name="PreformattedText"/>
      <text:p text:style-name="PreformattedText"><text:span text:style-name="T64">-<text:s/></text:span><text:span text:style-name="T65">git branch -d &lt;rama&gt;</text:span><text:span text:style-name="T66"><text:s/></text:span><text:span text:style-name="T67">→</text:span><text:s/>borra la rama (El argumento<text:s/><text:span text:style-name="T68">–D</text:span><text:s/>fuerza el<text:s/>borrado)</text:p>
      <text:p text:style-name="PreformattedText"/>
      <text:p text:style-name="PreformattedText"><text:span text:style-name="T69">-<text:s/></text:span><text:span text:style-name="T70">git merge &lt;rama&gt;</text:span><text:span text:style-name="T71"><text:s/></text:span><text:span text:style-name="T72">→</text:span><text:s/>fusiona<text:s/>el contenido de &lt;rama&gt; en la rama<text:s/>en la que<text:s/>estamos parados</text:p>
      <text:p text:style-name="PreformattedText"><text:span text:style-name="T73">- git commit –-amend</text:span><text:span text:style-name="T74"><text:s/></text:span><text:span text:style-name="T75">→</text:span><text:s/>Permite sobreescribir el ùltimo commit.</text:p>
      <text:p text:style-name="PreformattedText"/>
      <text:p text:style-name="PreformattedText"><text:span text:style-name="T76"><text:s text:c="2"/></text:span><text:span text:style-name="T77">git checkout -- [archivo]</text:span><text:span text:style-name="T78">:</text:span></text:p>
      <text:p text:style-name="PreformattedText"><text:tab/><text:span text:style-name="T79">→</text:span><text:s/>Permite revertir archivos individuales o<text:s/>repositorios enteros</text:p>
      <text:p text:style-name="P80"><text:span text:style-name="T81">→</text:span><text:s/>Se utiliza cuando queremos deshacer un cambio realizado sobre un archivo determinado que se encuentra en nuestro working directory (archivo modificado) <text:s text:c="14"/></text:p>
      <text:p text:style-name="PreformattedText"/>
      <text:p text:style-name="PreformattedText"/>
      <text:p text:style-name="P82">git reset</text:p>
      <text:p text:style-name="PreformattedText"><text:s/><text:tab/><text:span text:style-name="T83">→</text:span><text:s/>Permite volver a versiones anteriores y limpiar el repositorio.</text:p>
      <text:p text:style-name="PreformattedText"><text:span text:style-name="T84"><text:tab/></text:span><text:span text:style-name="T85">→</text:span><text:s/>Se utiliza cuando queremos deshacer un archivo preparado (git<text:s/>add) o para deshacer commits (git commit).</text:p>
      <text:p text:style-name="PreformattedText"><text:span text:style-name="T86"><text:tab/></text:span><text:span text:style-name="T87">→</text:span><text:s/>Los cambios que<text:s/>no estén en la Staging Area<text:s/>seguirán en estado “Modified” a no ser que usemos --hard</text:p>
      <text:p text:style-name="PreformattedText"><text:span text:style-name="T88"><text:tab/></text:span><text:span text:style-name="T89">→</text:span><text:s/>Se le puede especificar a qué momento queremos volver (commit, tag, etc)</text:p>
      <text:p text:style-name="PreformattedText"/>
      <text:p text:style-name="P90">►<text:s/><text:span text:style-name="T91">git reset --hard:</text:span><text:span text:style-name="T92"><text:s/></text:span>deshacer todos los cambios en archivos modificados y<text:s/>preparados.</text:p>
      <text:p text:style-name="P93">►<text:s/><text:span text:style-name="T94">git reset HEAD [archivo]:</text:span><text:span text:style-name="T95"><text:s/></text:span>deshacer el archivo preparado.</text:p>
      <text:p text:style-name="P96">►<text:s/><text:span text:style-name="T97">git reset HEAD~[N]:</text:span><text:span text:style-name="T98"><text:s/></text:span>deshacer los últimos N commits manteniendo las<text:s/>modificaciones.</text:p>
      <text:p text:style-name="P99">►<text:s/><text:span text:style-name="T100">git reset [HASH]:</text:span><text:span text:style-name="T101"><text:s/></text:span>se deshacen los commits posteriores al commit especificado</text:p>
      <text:p text:style-name="P102">►<text:s/><text:span text:style-name="T103">git reset --soft:<text:s/></text:span>los cambios producidos por los commits eliminados se<text:s/>mantendrán en el repositorio local.</text:p>
      <text:p text:style-name="P104"><text:span text:style-name="T105">►</text:span><text:span text:style-name="T106"><text:s/>git reset --hard:</text:span><text:span text:style-name="T107"><text:s/></text:span>se pierden las modificaciones realizadas por los commits eliminados. <text:s/></text:p>
      <text:p text:style-name="PreformattedText"/>
      <text:p text:style-name="P108">git revert<text:s/></text:p>
      <text:p text:style-name="P109"/>
      <text:p text:style-name="P110">►<text:s/>Permite revertir el estado del proyecto, generando un nuevo commit<text:s/>que revierte los cambios realizados.</text:p>
      <text:p text:style-name="PreformattedText"><text:tab/>►<text:s/>Los commits no son eliminados del historial de cambios,<text:s/>conservando dicha información.</text:p>
      <text:p text:style-name="PreformattedText"><text:tab/>►<text:s/>Es más seguro que un reset.</text:p>
      <text:p text:style-name="P111">►<text:s/>git revert [HASH]</text:p>
      <text:p text:style-name="PreformattedText"/>
      <text:p text:style-name="PreformattedText"><text:span text:style-name="T112">git stash</text:span><text:span text:style-name="T113"><text:s/></text:span><text:tab/></text:p>
      <text:p text:style-name="P114">►<text:s/>Permite descartar los cambios, pero guardar provisionalmente los<text:s/>archivos modificados.</text:p>
      <text:p text:style-name="P115">►<text:s/>Se utiliza cuando se requiere resolver un bug o desarrollar una<text:s/>nueva<text:s/>funcionalidad,<text:s/>pero sin realizar el commit del<text:s/>trabajo<text:s/>realizado hasta el momento.<text:s/><text:tab/></text:p>
      <text:p text:style-name="PreformattedText"><text:tab/>►<text:s/>Estos cambios se descartan, pero se guardan para continuar<text:s/>trabajando más adelante.</text:p>
      <text:p text:style-name="PreformattedText"><text:tab/></text:p>
      <text:p text:style-name="P116">►<text:s/><text:span text:style-name="T117">git stash pop:</text:span><text:s/>los cambios guardados en el stash vuelven al<text:s/>working directory.</text:p>
      <text:p text:style-name="P118">►<text:s/><text:span text:style-name="T119">git stash list:</text:span><text:s/>se muestra el<text:s/>contenido de la pila de stash.</text:p>
      <text:p text:style-name="P120">►<text:s/><text:span text:style-name="T121">git stash apply [STASH]:</text:span><text:s/>se aplica sobre el working directory los cambios del<text:s/>stash especificado.</text:p>
      <text:p text:style-name="P122">►<text:s/><text:span text:style-name="T123">git stash drop [STASH]:</text:span><text:s/>elimina de la lista el stash especificado. <text:s text:c="2"/></text:p>
      <text:p text:style-name="PreformattedText"/>
      <text:p text:style-name="PreformattedText"/>
      <text:p text:style-name="P124">¿Por qué hacer branches del proyecto?</text:p>
      <text:p text:style-name="PreformattedText"/>
      <text:p text:style-name="P125">►<text:s/>Para desarrollar software en paralelo e independiente entre los programadores</text:p>
      <text:p text:style-name="P126">►<text:s/>Para no afectar al código principal</text:p>
      <text:p text:style-name="P127">►<text:s/>Para disminuir error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Mono" style:font-name-asian="NSimSun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Mono" style:font-name-asian="NSimSun" style:font-name-complex="Liberation Mono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gustin Arleo</dc:creator>
    <meta:creation-date>2020-11-02T15:54:00Z</meta:creation-date>
    <dc:date>2020-11-02T19:07:00Z</dc:date>
    <meta:template xlink:href="Normal" xlink:type="simple"/>
    <meta:editing-cycles>4</meta:editing-cycles>
    <meta:editing-duration>PT10260S</meta:editing-duration>
    <meta:document-statistic meta:page-count="1" meta:paragraph-count="9" meta:word-count="744" meta:character-count="4827" meta:row-count="34" meta:non-whitespace-character-count="4092"/>
  </office:meta>
</office:document-meta>
</file>